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36">
      <style:table-cell-properties fo:border="thin solid #000000" fo:background-color="#E6E6FF"/>
    </style:style>
    <style:style style:name="ce4" style:family="table-cell" style:parent-style-name="Default" style:data-style-name="N36">
      <style:table-cell-properties fo:border="thin solid #000000" style:vertical-align="automatic" fo:background-color="#E6E6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E6E6E6"/>
    </style:style>
    <style:style style:name="ce11" style:family="table-cell" style:parent-style-name="Default" style:data-style-name="N36">
      <style:table-cell-properties fo:border="thin solid #000000" fo:background-color="#FFFFCC"/>
    </style:style>
    <style:style style:name="ce12" style:family="table-cell" style:parent-style-name="Default" style:data-style-name="N0">
      <style:table-cell-properties fo:border="thin solid #000000" fo:background-color="#FFFFCC"/>
    </style:style>
    <style:style style:name="ce13" style:family="table-cell" style:parent-style-name="Default" style:data-style-name="N0">
      <style:table-cell-properties style:vertical-align="automatic" fo:background-color="#E6E6FF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E6E6FF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8.0168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6.455833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3.30729166666667cm"/>
    </style:style>
    <style:style style:name="ro1" style:family="table-row">
      <style:table-row-properties style:row-height="23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ametres.$A$2:.$A$5])" table:base-cell-address="Temps.A4">
          <table:help-message/>
          <table:error-message/>
        </table:content-validation>
        <table:content-validation table:name="val2" table:condition="of:cell-content-is-in-list([Parametres.$A$2:.$A$6])" table:base-cell-address="Temps.A7">
          <table:help-message/>
          <table:error-message/>
        </table:content-validation>
        <table:content-validation table:name="val3" table:condition="of:cell-content-is-in-list([Parametres.$B$2:.$B$7])" table:base-cell-address="Temps.B4">
          <table:help-message/>
          <table:error-message/>
        </table:content-validation>
        <table:content-validation table:name="val4" table:condition="of:cell-content-is-in-list([Parametres.$C$2:.$C$4])" table:base-cell-address="Temps.E4">
          <table:help-message/>
          <table:error-message/>
        </table:content-validation>
        <table:content-validation table:name="val5" table:condition="of:cell-content-is-in-list([Parametres.$D$2:.$D$20])" table:base-cell-address="Temps.B7">
          <table:help-message/>
          <table:error-message/>
        </table:content-validation>
        <table:content-validation table:name="val6" table:condition="of:cell-content-is-in-list([Parametres.$D$2:.$D$14])" table:base-cell-address="Temps.B36">
          <table:help-message/>
          <table:error-message/>
        </table:content-validation>
      </table:content-validations>
      <table:table table:name="Tem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5" table:number-rows-spanned="1" table:style-name="ce8">
            <text:p>Suivi des temps passé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9">
            <text:p>Saisi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content-validation-name="val1" table:style-name="ce1">
            <text:p>Game of Math</text:p>
          </table:table-cell>
          <table:table-cell table:content-validation-name="val3" table:style-name="ce1"/>
          <table:table-cell office:value-type="string" table:style-name="ce1">
            <text:p>Groupe B</text:p>
          </table:table-cell>
          <table:table-cell table:style-name="ce1"/>
          <table:table-cell table:content-validation-name="val4" table:style-name="ce1"/>
          <table:table-cell table:number-columns-repeated="16379"/>
        </table:table-row>
        <table:table-row table:style-name="ro2">
          <table:table-cell table:content-validation-name="val1" table:style-name="ce1"/>
          <table:table-cell table:number-columns-repeated="16383" table:style-name="ce1"/>
        </table:table-row>
        <table:table-row table:style-name="ro2">
          <table:table-cell office:value-type="string" table:content-validation-name="val1" table:style-name="ce2">
            <text:p>Nom de l'étudiant</text:p>
          </table:table-cell>
          <table:table-cell office:value-type="string" table:style-name="ce2">
            <text:p>Tâche</text:p>
          </table:table-cell>
          <table:table-cell office:value-type="string" table:style-name="ce3">
            <text:p>Temps passé (en heures)</text:p>
          </table:table-cell>
          <table:table-cell office:value-type="string" table:style-name="ce4">
            <text:p>Date</text:p>
          </table:table-cell>
          <table:table-cell office:value-type="string" table:style-name="ce2">
            <text:p>Observations</text:p>
          </table:table-cell>
          <table:table-cell table:number-columns-repeated="16379"/>
        </table:table-row>
        <table:table-row table:style-name="ro2">
          <table:table-cell office:value-type="string" table:content-validation-name="val2" table:style-name="ce5">
            <text:p>COSNIER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Planification des tâches du deuxième sprint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Carte haute résolution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Planification des tâches du deuxième sprint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4H0M0S" table:style-name="ce6">
            <text:p>04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Amélioration de la BDD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FrontEnd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Planification des tâches du deuxième sprint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Debug du sprint 1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Tests</text:p>
          </table:table-cell>
          <table:table-cell office:value-type="time" office:time-value="PT2H30M0S" table:style-name="ce6">
            <text:p>02:3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Création d'un script de remplissage de test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Création d'un excel de suivi de temp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4T00:00:00" table:style-name="ce7">
            <text:p>04/01/2021</text:p>
          </table:table-cell>
          <table:table-cell office:value-type="string" table:style-name="ce5">
            <text:p>Planification des tâches du deuxième sprint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Planification des tâches de la journé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1-05T00:00:00" table:style-name="ce7">
            <text:p>05/01/2021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1-05T00:00:00" table:style-name="ce7">
            <text:p>05/01/2021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Planification des tâches de la journé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FrontEnd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2H30M0S" table:style-name="ce6">
            <text:p>02:3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Modification BackEnd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0H15M0S" table:style-name="ce6">
            <text:p>00:15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Debug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Api Student, Teacher et User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Issue 25,24,23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Planification des tâches de la journé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3H30M0S" table:style-name="ce6">
            <text:p>03:3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Issue 15, 5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Autre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Planification des tâches de la journé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Tests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1-05T00:00:00" table:style-name="ce7">
            <text:p>05/01/2021</text:p>
          </table:table-cell>
          <table:table-cell office:value-type="string" table:style-name="ce5">
            <text:p>Définition des test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1-06T00:00:00" table:style-name="ce7">
            <text:p>06/01/2021</text:p>
          </table:table-cell>
          <table:table-cell office:value-type="string" table:style-name="ce5">
            <text:p>Issue 4 et 8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6T00:00:00" table:style-name="ce7">
            <text:p>06/01/2021</text:p>
          </table:table-cell>
          <table:table-cell office:value-type="string" table:style-name="ce5">
            <text:p>Debug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office:value-type="date" office:date-value="2021-01-06T00:00:00" table:style-name="ce7">
            <text:p>06/01/2021</text:p>
          </table:table-cell>
          <table:table-cell office:value-type="string" table:style-name="ce5">
            <text:p>Issue 19 (Api Quizz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11H30M0S" table:style-name="ce6">
            <text:p>11:30</text:p>
          </table:table-cell>
          <table:table-cell office:value-type="date" office:date-value="2021-01-06T00:00:00" table:style-name="ce7">
            <text:p>06/01/2021</text:p>
          </table:table-cell>
          <table:table-cell office:value-type="string" table:style-name="ce5">
            <text:p>Issue 26, 21, 5,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Auto Formation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1-06T00:00:00" table:style-name="ce7">
            <text:p>06/01/2021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5" table:style-name="ce5">
            <text:p>Développement</text:p>
          </table:table-cell>
          <table:table-cell office:value-type="time" office:time-value="PT7H0M0S" table:style-name="ce6">
            <text:p>07:00</text:p>
          </table:table-cell>
          <table:table-cell office:value-type="date" office:date-value="2021-01-06T00:00:00" table:style-name="ce7">
            <text:p>06/01/2021</text:p>
          </table:table-cell>
          <table:table-cell office:value-type="string" table:style-name="ce5">
            <text:p>Api-Quizz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6H0M0S" table:style-name="ce6">
            <text:p>06:0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Debug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Issue 8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8H0M0S" table:style-name="ce6">
            <text:p>08:0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Issue 20, 27, 18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7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0H40M0S" table:style-name="ce6">
            <text:p>00:4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Debug Mineur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Integration de la cart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LE BORGNE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Issue 14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30M0S" table:style-name="ce6">
            <text:p>05:3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Api Quizz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7T00:00:00" table:style-name="ce7">
            <text:p>07/01/2021</text:p>
          </table:table-cell>
          <table:table-cell office:value-type="string" table:style-name="ce5">
            <text:p>Definition des test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08T00:00:00" table:style-name="ce7">
            <text:p>08/01/2021</text:p>
          </table:table-cell>
          <table:table-cell office:value-type="string" table:style-name="ce5">
            <text:p>Implementation eau et lumièr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30M0S" table:style-name="ce6">
            <text:p>01:30</text:p>
          </table:table-cell>
          <table:table-cell office:value-type="date" office:date-value="2021-01-12T00:00:00" table:style-name="ce7">
            <text:p>12/01/2021</text:p>
          </table:table-cell>
          <table:table-cell office:value-type="string" table:style-name="ce5">
            <text:p>Issue 10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12T00:00:00" table:style-name="ce7">
            <text:p>12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1H30M0S" table:style-name="ce6">
            <text:p>01:30</text:p>
          </table:table-cell>
          <table:table-cell office:value-type="date" office:date-value="2021-01-13T00:00:00" table:style-name="ce7">
            <text:p>13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Tests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1-14T00:00:00" table:style-name="ce7">
            <text:p>14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15T00:00:00" table:style-name="ce7">
            <text:p>15/01/2021</text:p>
          </table:table-cell>
          <table:table-cell office:value-type="string" table:style-name="ce5">
            <text:p>Amelioration Rendu de l'eau/Lumière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3H0M0S" table:style-name="ce6">
            <text:p>03:00</text:p>
          </table:table-cell>
          <table:table-cell office:value-type="date" office:date-value="2021-01-19T00:00:00" table:style-name="ce7">
            <text:p>19/01/2021</text:p>
          </table:table-cell>
          <table:table-cell office:value-type="string" table:style-name="ce5">
            <text:p>Issue 29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30M0S" table:style-name="ce6">
            <text:p>01:30</text:p>
          </table:table-cell>
          <table:table-cell office:value-type="date" office:date-value="2021-01-20T00:00:00" table:style-name="ce7">
            <text:p>20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30M0S" table:style-name="ce6">
            <text:p>01:30</text:p>
          </table:table-cell>
          <table:table-cell office:value-type="date" office:date-value="2021-01-21T00:00:00" table:style-name="ce7">
            <text:p>21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0M0S" table:style-name="ce6">
            <text:p>01:00</text:p>
          </table:table-cell>
          <table:table-cell office:value-type="date" office:date-value="2021-01-22T00:00:00" table:style-name="ce7">
            <text:p>22/01/2021</text:p>
          </table:table-cell>
          <table:table-cell office:value-type="string" table:style-name="ce5">
            <text:p>Issue 32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1-23T00:00:00" table:style-name="ce7">
            <text:p>23/01/2021</text:p>
          </table:table-cell>
          <table:table-cell office:value-type="string" table:style-name="ce5">
            <text:p>Issue 32/37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OSNIER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5H0M0S" table:style-name="ce6">
            <text:p>05:00</text:p>
          </table:table-cell>
          <table:table-cell office:value-type="date" office:date-value="2021-01-24T00:00:00" table:style-name="ce7">
            <text:p>24/01/2021</text:p>
          </table:table-cell>
          <table:table-cell office:value-type="string" table:style-name="ce5">
            <text:p>Optimisation Rendu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1H30M0S" table:style-name="ce6">
            <text:p>01:30</text:p>
          </table:table-cell>
          <table:table-cell office:value-type="date" office:date-value="2021-01-25T00:00:00" table:style-name="ce7">
            <text:p>25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1-28T00:00:00" table:style-name="ce7">
            <text:p>28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Autre</text:p>
          </table:table-cell>
          <table:table-cell office:value-type="time" office:time-value="PT1H30M0S" table:style-name="ce6">
            <text:p>01:30</text:p>
          </table:table-cell>
          <table:table-cell office:value-type="date" office:date-value="2021-01-28T00:00:00" table:style-name="ce7">
            <text:p>28/01/2021</text:p>
          </table:table-cell>
          <table:table-cell office:value-type="string" table:style-name="ce5">
            <text:p>Création document suivi du temps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CHOLLET</text:p>
          </table:table-cell>
          <table:table-cell office:value-type="string" table:content-validation-name="val6" table:style-name="ce5">
            <text:p>Développement</text:p>
          </table:table-cell>
          <table:table-cell office:value-type="time" office:time-value="PT2H0M0S" table:style-name="ce6">
            <text:p>02:00</text:p>
          </table:table-cell>
          <table:table-cell office:value-type="date" office:date-value="2021-01-29T00:00:00" table:style-name="ce7">
            <text:p>29/01/2021</text:p>
          </table:table-cell>
          <table:table-cell office:value-type="string" table:style-name="ce5">
            <text:p>Issue 28 (Test API)</text:p>
          </table:table-cell>
          <table:table-cell table:number-columns-repeated="16379"/>
        </table:table-row>
        <table:table-row table:style-name="ro2">
          <table:table-cell office:value-type="string" table:content-validation-name="val1" table:style-name="ce5">
            <text:p>DESORMEAUX</text:p>
          </table:table-cell>
          <table:table-cell office:value-type="string" table:content-validation-name="val6" table:style-name="ce5">
            <text:p>Autre</text:p>
          </table:table-cell>
          <table:table-cell office:value-type="time" office:time-value="PT0H30M0S" table:style-name="ce6">
            <text:p>00:30</text:p>
          </table:table-cell>
          <table:table-cell office:value-type="date" office:date-value="2021-01-31T00:00:00" table:style-name="ce7">
            <text:p>31/01/2021</text:p>
          </table:table-cell>
          <table:table-cell office:value-type="string" table:style-name="ce5">
            <text:p>Création document suivi du temps</text:p>
          </table:table-cell>
          <table:table-cell table:number-columns-repeated="16379"/>
        </table:table-row>
        <table:table-row table:style-name="ro2">
          <table:table-cell table:content-validation-name="val1" table:style-name="ce5"/>
          <table:table-cell table:content-validation-name="val6" table:style-name="ce5"/>
          <table:table-cell table:number-columns-repeated="2" table:style-name="ce6"/>
          <table:table-cell table:style-name="ce5"/>
          <table:table-cell table:number-columns-repeated="16379"/>
        </table:table-row>
        <table:table-row table:number-rows-repeated="1048515" table:style-name="ro2">
          <table:table-cell table:number-columns-repeated="16384"/>
        </table:table-row>
      </table:table>
      <table:table table:name="Stats" table:style-name="ta2">
        <table:table-column table:style-name="co8" table:default-cell-style-name="ce1"/>
        <table:table-column table:style-name="co9" table:number-columns-repeated="5" table:default-cell-style-name="ce1"/>
        <table:table-column table:style-name="co7" table:number-columns-repeated="16378" table:default-cell-style-name="ce1"/>
        <table:table-row table:style-name="ro3">
          <table:table-cell office:value-type="string" table:number-columns-spanned="6" table:number-rows-spanned="1" table:style-name="ce8">
            <text:p>Suivi des temps passé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Statistiqu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office:string-value="COSNIER" table:formula="of:=[Parametres.A2]" table:style-name="ce2">
            <text:p>COSNIER</text:p>
          </table:table-cell>
          <table:table-cell office:value-type="string" office:string-value="CHOLLET" table:formula="of:=[Parametres.A3]" table:style-name="ce2">
            <text:p>CHOLLET</text:p>
          </table:table-cell>
          <table:table-cell office:value-type="string" office:string-value="LE BORGNE" table:formula="of:=[Parametres.A4]" table:style-name="ce2">
            <text:p>LE BORGNE</text:p>
          </table:table-cell>
          <table:table-cell office:value-type="string" office:string-value="DESORMEAUX" table:formula="of:=[Parametres.A5]" table:style-name="ce2">
            <text:p>DESORMEAUX</text:p>
          </table:table-cell>
          <table:table-cell office:value-type="string" table:style-name="ce2">
            <text:p>Total</text:p>
          </table:table-cell>
          <table:table-cell table:number-columns-repeated="16378"/>
        </table:table-row>
        <table:table-row table:style-name="ro2">
          <table:table-cell office:value-type="string" office:string-value="Autre" table:formula="of:=[Parametres.D2]" table:style-name="ce10">
            <text:p>Autre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6];[Temps.C7]:INDIRECT(SUBSTITUTE(&quot;Temps.CX&quot;;&quot;X&quot;;[.B24])))" table:style-name="ce6">
            <text:p>#REF!</text:p>
          </table:table-cell>
          <table:table-cell office:value-type="time" office:time-value="PT0H0M0S" table:formula="of:=SUM([.B6:.E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Communication avec le client" table:formula="of:=[Parametres.D3]" table:style-name="ce10">
            <text:p>Communication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7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7];[Temps.C7]:INDIRECT(SUBSTITUTE(&quot;Temps.CX&quot;;&quot;X&quot;;[.B24])))" table:style-name="ce6">
            <text:p>#REF!</text:p>
          </table:table-cell>
          <table:table-cell office:value-type="time" office:time-value="PT0H0M0S" table:formula="of:=SUM([.B7:.E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Développement" table:formula="of:=[Parametres.D4]" table:style-name="ce10">
            <text:p>Développem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8];[Temps.C7]:INDIRECT(SUBSTITUTE(&quot;Temps.CX&quot;;&quot;X&quot;;[.B24])))" table:style-name="ce6">
            <text:p>#REF!</text:p>
          </table:table-cell>
          <table:table-cell office:value-type="time" office:time-value="PT0H0M0S" table:formula="of:=SUM([.B8:.E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Maintien du Wiki" table:formula="of:=[Parametres.D5]" table:style-name="ce10">
            <text:p>Maintien du Wiki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9];[Temps.C7]:INDIRECT(SUBSTITUTE(&quot;Temps.CX&quot;;&quot;X&quot;;[.B24])))" table:style-name="ce6">
            <text:p>#REF!</text:p>
          </table:table-cell>
          <table:table-cell office:value-type="time" office:time-value="PT0H0M0S" table:formula="of:=SUM([.B9:.E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ahier des tests" table:formula="of:=[Parametres.D6]" table:style-name="ce10">
            <text:p>Rédaction cahier des 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0];[Temps.C7]:INDIRECT(SUBSTITUTE(&quot;Temps.CX&quot;;&quot;X&quot;;[.B24])))" table:number-matrix-columns-spanned="1" table:number-matrix-rows-spanned="1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0];[Temps.C7]:INDIRECT(SUBSTITUTE(&quot;Temps.CX&quot;;&quot;X&quot;;[.B24])))" table:style-name="ce6">
            <text:p>#REF!</text:p>
          </table:table-cell>
          <table:table-cell office:value-type="time" office:time-value="PT0H0M0S" table:formula="of:=SUM([.B10:.E1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compte rendu des réunions" table:formula="of:=[Parametres.D7]" table:style-name="ce10">
            <text:p>Rédaction compte rendu des réun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11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1];[Temps.C7]:INDIRECT(SUBSTITUTE(&quot;Temps.CX&quot;;&quot;X&quot;;[.B24])))" table:style-name="ce6">
            <text:p>#REF!</text:p>
          </table:table-cell>
          <table:table-cell office:value-type="time" office:time-value="PT0H0M0S" table:formula="of:=SUM([.B11:.E11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manuel utilisateur" table:formula="of:=[Parametres.D8]" table:style-name="ce10">
            <text:p>Rédaction manuel utilisa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2];[Temps.C7]:INDIRECT(SUBSTITUTE(&quot;Temps.CX&quot;;&quot;X&quot;;[.B24])))" table:style-name="ce6">
            <text:p>#REF!</text:p>
          </table:table-cell>
          <table:table-cell office:value-type="time" office:time-value="PT0H0M0S" table:formula="of:=SUM([.B12:.E12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mpréhension" table:formula="of:=[Parametres.D9]" table:style-name="ce10">
            <text:p>Rédaction rapport de compréhens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3];[Temps.C7]:INDIRECT(SUBSTITUTE(&quot;Temps.CX&quot;;&quot;X&quot;;[.B24])))" table:style-name="ce6">
            <text:p>#REF!</text:p>
          </table:table-cell>
          <table:table-cell office:value-type="time" office:time-value="PT0H0M0S" table:formula="of:=SUM([.B13:.E13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conception" table:formula="of:=[Parametres.D10]" table:style-name="ce10">
            <text:p>Rédaction rapport de concep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4];[Temps.C7]:INDIRECT(SUBSTITUTE(&quot;Temps.CX&quot;;&quot;X&quot;;[.B24])))" table:style-name="ce6">
            <text:p>#REF!</text:p>
          </table:table-cell>
          <table:table-cell office:value-type="time" office:time-value="PT0H0M0S" table:formula="of:=SUM([.B14:.E14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daction rapport de spécifications" table:formula="of:=[Parametres.D11]" table:style-name="ce10">
            <text:p>Rédaction rapport de spécification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5];[Temps.C7]:INDIRECT(SUBSTITUTE(&quot;Temps.CX&quot;;&quot;X&quot;;[.B24])))" table:style-name="ce6">
            <text:p>#REF!</text:p>
          </table:table-cell>
          <table:table-cell office:value-type="time" office:time-value="PT0H0M0S" table:formula="of:=SUM([.B15:.E15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client" table:formula="of:=[Parametres.D12]" table:style-name="ce10">
            <text:p>Réunions avec le client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6];[Temps.C7]:INDIRECT(SUBSTITUTE(&quot;Temps.CX&quot;;&quot;X&quot;;[.B24])))" table:style-name="ce6">
            <text:p>#REF!</text:p>
          </table:table-cell>
          <table:table-cell office:value-type="time" office:time-value="PT0H0M0S" table:formula="of:=SUM([.B16:.E16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éunions avec le tuteur" table:formula="of:=[Parametres.D13]" table:style-name="ce10">
            <text:p>Réunions avec le tuteur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7];[Temps.C7]:INDIRECT(SUBSTITUTE(&quot;Temps.CX&quot;;&quot;X&quot;;[.B24])))" table:style-name="ce6">
            <text:p>#REF!</text:p>
          </table:table-cell>
          <table:table-cell office:value-type="time" office:time-value="PT0H0M0S" table:formula="of:=SUM([.B17:.E17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Tests" table:formula="of:=[Parametres.D14]" table:style-name="ce10">
            <text:p>Tests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18];[Temps.C7]:INDIRECT(SUBSTITUTE(&quot;Temps.CX&quot;;&quot;X&quot;;[.B24])))" table:style-name="ce6">
            <text:p>#REF!</text:p>
          </table:table-cell>
          <table:table-cell office:value-type="time" office:time-value="PT0H0M0S" table:formula="of:=SUM([.B18:.E18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Auto Formation" table:formula="of:=[Parametres.D15]" table:style-name="ce10">
            <text:p>Auto Form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19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([.B19:.E19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office:string-value="Recherche documentation" table:formula="of:=[Parametres.D16]" table:style-name="ce10">
            <text:p>Recherche documentation</text:p>
          </table:table-cell>
          <table:table-cell office:value-type="time" office:time-value="PT0H0M0S" table:formula="of:=SUMPRODUCT([Temps.A7]:INDIRECT(SUBSTITUTE(&quot;Temps.AX&quot;;&quot;X&quot;;[.B24]))=[.B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C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D5];[Temps.B7]:INDIRECT(SUBSTITUTE(&quot;Temps.BX&quot;;&quot;X&quot;;[.B24]))=[.A20];[Temps.C7]:INDIRECT(SUBSTITUTE(&quot;Temps.CX&quot;;&quot;X&quot;;[.B24])))" table:style-name="ce6">
            <text:p>#REF!</text:p>
          </table:table-cell>
          <table:table-cell office:value-type="time" office:time-value="PT0H0M0S" table:formula="of:=SUMPRODUCT([Temps.A7]:INDIRECT(SUBSTITUTE(&quot;Temps.AX&quot;;&quot;X&quot;;[.B24]))=[.E5];[Temps.B7]:INDIRECT(SUBSTITUTE(&quot;Temps.BX&quot;;&quot;X&quot;;[.B24]))=[.A21];[Temps.C7]:INDIRECT(SUBSTITUTE(&quot;Temps.CX&quot;;&quot;X&quot;;[.B24])))" table:style-name="ce6">
            <text:p>#REF!</text:p>
          </table:table-cell>
          <table:table-cell office:value-type="time" office:time-value="PT0H0M0S" table:formula="of:=SUM([.B20:.E20])" table:style-name="ce11">
            <text:p>#REF!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Total</text:p>
          </table:table-cell>
          <table:table-cell office:value-type="time" office:time-value="PT0H0M0S" table:formula="of:=SUM([.B6:.B20])" table:style-name="ce11">
            <text:p>#REF!</text:p>
          </table:table-cell>
          <table:table-cell office:value-type="time" office:time-value="PT0H0M0S" table:formula="of:=SUM([.C6:.C20])" table:style-name="ce11">
            <text:p>#REF!</text:p>
          </table:table-cell>
          <table:table-cell office:value-type="time" office:time-value="PT0H0M0S" table:formula="of:=SUM([.D6:.D20])" table:style-name="ce11">
            <text:p>#REF!</text:p>
          </table:table-cell>
          <table:table-cell office:value-type="time" office:time-value="PT0H0M0S" table:formula="of:=SUM([.E6:.E20])" table:style-name="ce11">
            <text:p>#REF!</text:p>
          </table:table-cell>
          <table:table-cell office:value-type="time" office:time-value="PT0H0M0S" table:formula="of:=SUM([.F6:.F20])" table:style-name="ce11">
            <text:p>#REF!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éro dernière ligne des saisies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table:style-name="ce1">
            <draw:frame draw:z-index="1" draw:id="id0" draw:style-name="a0" draw:name="Graphique 1" svg:x="0in" svg:y="0.15in" svg:width="11.41969in" svg:height="3.8488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Parametres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8" table:default-cell-style-name="ce1"/>
        <table:table-column table:style-name="co7" table:number-columns-repeated="16380" table:default-cell-style-name="ce1"/>
        <table:table-row table:style-name="ro2">
          <table:table-cell office:value-type="string" table:style-name="ce13">
            <text:p>Noms des étudiants</text:p>
          </table:table-cell>
          <table:table-cell office:value-type="string" table:style-name="ce13">
            <text:p>Projets</text:p>
          </table:table-cell>
          <table:table-cell office:value-type="string" table:style-name="ce13">
            <text:p>Groupe</text:p>
          </table:table-cell>
          <table:table-cell office:value-type="string" table:style-name="ce14">
            <text:p>Tâche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OSNIER</text:p>
          </table:table-cell>
          <table:table-cell office:value-type="string" table:style-name="ce15">
            <text:p>FelixDroid</text:p>
          </table:table-cell>
          <table:table-cell office:value-type="string" table:style-name="ce15">
            <text:p>Groupe A</text:p>
          </table:table-cell>
          <table:table-cell office:value-type="string" table:style-name="ce1">
            <text:p>Autre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CHOLLET</text:p>
          </table:table-cell>
          <table:table-cell office:value-type="string" table:style-name="ce15">
            <text:p>AECIUT</text:p>
          </table:table-cell>
          <table:table-cell office:value-type="string" table:style-name="ce15">
            <text:p>Groupe B</text:p>
          </table:table-cell>
          <table:table-cell office:value-type="string" table:style-name="ce1">
            <text:p>Communication avec le cli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LE BORGNE</text:p>
          </table:table-cell>
          <table:table-cell office:value-type="string" table:style-name="ce15">
            <text:p>Poursuite d'études</text:p>
          </table:table-cell>
          <table:table-cell office:value-type="string" table:style-name="ce15">
            <text:p>Groupe C</text:p>
          </table:table-cell>
          <table:table-cell office:value-type="string" table:style-name="ce1">
            <text:p>Développement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DESORMEAUX</text:p>
          </table:table-cell>
          <table:table-cell office:value-type="string" table:style-name="ce15">
            <text:p>Mille sabords</text:p>
          </table:table-cell>
          <table:table-cell table:style-name="ce15"/>
          <table:table-cell office:value-type="string" table:style-name="ce1">
            <text:p>Maintien du Wiki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Gadgeto</text:p>
          </table:table-cell>
          <table:table-cell table:style-name="ce15"/>
          <table:table-cell office:value-type="string" table:style-name="ce1">
            <text:p>Rédaction cahier des tests</text:p>
          </table:table-cell>
          <table:table-cell table:number-columns-repeated="16380"/>
        </table:table-row>
        <table:table-row table:style-name="ro2">
          <table:table-cell table:style-name="ce15"/>
          <table:table-cell office:value-type="string" table:style-name="ce15">
            <text:p>Opale IUT</text:p>
          </table:table-cell>
          <table:table-cell table:style-name="ce1"/>
          <table:table-cell office:value-type="string" table:style-name="ce1">
            <text:p>Rédaction compte rendu des réun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manuel utilisa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mpréhens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concep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daction rapport de spécification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client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éunions avec le tuteur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Tests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Auto Formation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">
            <text:p>Recherche documenta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Concep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table:style-name="ce1">
            <text:p>Implémentation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Parametres.A2:Parametres.A5" table:name="groupe"/>
        <table:database-range table:target-range-address="Parametres.D6:Parametres.D104857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Pilote_32_de_32_donn_233_es_32_-_32_Cat_233_gorie" style:display-name="Pilote de données - Catégori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lote_32_de_32_donn_233_es_32_-_32_Champ" style:display-name="Pilote de données - Champ" style:family="table-cell" style:data-style-name="N0">
      <style:table-cell-properties style:vertical-align="automatic" fo:background-color="transparent"/>
    </style:style>
    <style:style style:name="Pilote_32_de_32_donn_233_es_32_-_32_Coin" style:display-name="Pilote de données - Coin" style:family="table-cell" style:data-style-name="N0">
      <style:table-cell-properties style:vertical-align="automatic" fo:background-color="transparent"/>
    </style:style>
    <style:style style:name="Pilote_32_de_32_donn_233_es_32_-_32_R_233_sultat" style:display-name="Pilote de données - Résulta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lote_32_de_32_donn_233_es_32_-_32_Titre" style:display-name="Pilote de données - Titr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lote_32_de_32_donn_233_es_32_-_32_Valeur" style:display-name="Pilote de données - Valeur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Nicolas Le Sommer</meta:initial-creator>
    <dc:creator>Tom</dc:creator>
    <meta:creation-date>2010-10-06T16:14:11Z</meta:creation-date>
    <dc:date>2021-01-31T14:44:09Z</dc:date>
    <meta:editing-cycles>50</meta:editing-cycles>
    <meta:editing-duration>PT262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7.1150393700788pt" svg:width="822.21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s passé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âches</text:p>
            </chart:title>
            <chart:categories table:cell-range-address="Stats.$A$6:.$A$20"/>
          </chart:axis>
          <chart:series chart:label-cell-address="Stats.$B$5" chart:values-cell-range-address="Stats.$B$6:.$B$20" chart:class="chart:bar" chart:attached-axis="primary-y" chart:style-name="G0S0">
            <chart:data-point chart:repeated="15"/>
          </chart:series>
          <chart:series chart:label-cell-address="Stats.$C$5" chart:values-cell-range-address="Stats.$C$6:.$C$20" chart:class="chart:bar" chart:attached-axis="primary-y" chart:style-name="G0S1">
            <chart:data-point chart:repeated="15"/>
          </chart:series>
          <chart:series chart:label-cell-address="Stats.$D$5" chart:values-cell-range-address="Stats.$D$6:.$D$20" chart:class="chart:bar" chart:attached-axis="primary-y" chart:style-name="G0S2">
            <chart:data-point chart:repeated="15"/>
          </chart:series>
          <chart:series chart:label-cell-address="Stats.$E$5" chart:values-cell-range-address="Stats.$E$6:.$E$20" chart:class="chart:bar" chart:attached-axis="primary-y" chart:style-name="G0S3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